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3.67mm"/>
    </style:style>
    <style:style style:name="co2" style:family="table-column">
      <style:table-column-properties fo:break-before="auto" style:column-width="126.08mm"/>
    </style:style>
    <style:style style:name="co3" style:family="table-column">
      <style:table-column-properties fo:break-before="auto" style:column-width="138.6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6.09mm" fo:break-before="auto" style:use-optimal-row-height="true"/>
    </style:style>
    <style:style style:name="ro3" style:family="table-row">
      <style:table-row-properties style:row-height="44.19mm" fo:break-before="auto" style:use-optimal-row-height="true"/>
    </style:style>
    <style:style style:name="ro4" style:family="table-row">
      <style:table-row-properties style:row-height="43.96mm" fo:break-before="auto" style:use-optimal-row-height="true"/>
    </style:style>
    <style:style style:name="ro5" style:family="table-row">
      <style:table-row-properties style:row-height="48.15mm" fo:break-before="auto" style:use-optimal-row-height="true"/>
    </style:style>
    <style:style style:name="ro6" style:family="table-row">
      <style:table-row-properties style:row-height="52.12mm" fo:break-before="auto" style:use-optimal-row-height="true"/>
    </style:style>
    <style:style style:name="ro7" style:family="table-row">
      <style:table-row-properties style:row-height="40.2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rotation-align="none"/>
      <style:text-properties style:font-name="Arial" style:font-name-complex="Arial"/>
    </style:style>
    <style:style style:name="ce7" style:family="table-cell" style:parent-style-name="Default">
      <style:table-cell-properties style:rotation-align="none"/>
      <style:text-properties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 calcext:value-type="string">
            <text:p>Api Name</text:p>
          </table:table-cell>
          <table:table-cell table:style-name="ce1" office:value-type="string" calcext:value-type="string">
            <text:p><text:s/>Api Paramater </text:p>
          </table:table-cell>
          <table:table-cell table:style-name="ce1" office:value-type="string" calcext:value-type="string">
            <text:p>Respon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Signup</text:p>
          </table:table-cell>
          <table:table-cell table:style-name="ce4" office:value-type="string" calcext:value-type="string">
            <text:p/>
            <text:p>{"device_type":"android","data":{"fullname":"rahul","username":"rahul","dial_code":"+1","country_code":"us","cellphone":"490246455","email":"<text:a xlink:href="mailto:koreja@mailinator.com" xlink:type="simple">koreja@mailinator.com</text:a>","password":"System@123","confirm_password":"System@123"},"method_name":"userSignUp","device_id":"eBHxf6V-RnmIgTWV43AUGk:APA91bFJVRJt4qRSEP-hE58s3oRAlrhbQC4F09LyVezrHr1Lugh1Ke7_pUfp0kW1q4c-SwXLKbP6Oo_3TdU6rZYrIuJjUwgDa-7XA686aad210xdDXHfJEhvaPJmwrFJHZp3NoT9bcqc","device_token":"eBHxf6V-RnmIgTWV43AUGk:APA91bFJVRJt4qRSEP-hE58s3oRAlrhbQC4F09LyVezrHr1Lugh1Ke7_pUfp0kW1q4c-SwXLKbP6Oo_3TdU6rZYrIuJjUwgDa-7XA686aad210xdDXHfJEhvaPJmwrFJHZp3NoT9bcqc","api_referrer":"mobile"}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Login</text:p>
          </table:table-cell>
          <table:table-cell table:style-name="ce4" office:value-type="string" calcext:value-type="string">
            <text:p/>
            <text:p>{"device_type":"android","data":{"email":"<text:a xlink:href="mailto:koreja@mailinator.com" xlink:type="simple">koreja@mailinator.com</text:a>","password":"System@123"},"method_name":"login","device_id":"eBHxf6V-RNmIgTWV43AUGk:APA91bFJVRJt4qRSEP-hE58s3oRAlrhbQC4F09LyVezrHr1Lugh1Ke7_pUfp0kW1q4c-SwXLKbP6Oo_3TdU6rZYrIuJjUwgDa-7XA686aad210xdDXHfJEhvaPJmwrFJHZp3NoT9bcqc","device_token":"eBHxf6V-RNmIgTWV43AUGk:APA91bFJVRJt4qRSEP-hE58s3oRAlrhbQC4F09LyVezrHr1Lugh1Ke7_pUfp0kW1q4c-SwXLKbP6Oo_3TdU6rZYrIuJjUwgDa-7XA686aad210xdDXHfJEhvaPJmwrFJHZp3NoT9bcqc","api_referrer":"mobile"}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3" office:value-type="string" calcext:value-type="string">
            <text:p>Forgot Password</text:p>
          </table:table-cell>
          <table:table-cell table:style-name="ce5" office:value-type="string" calcext:value-type="string">
            <text:p>{"device_type":"android","data":{"email":"billa@mailinator.com","cellphone":"99999999","method_verify":"email"},"method_name":"forgotPassword","device_id":"eBHxf6V-RNmIgTWV43AUGk:APA91bFJVRJt4qRSEP-hE58s3oRAlrhbQC4F09LyVezrHr1Lugh1Ke7_pUfp0kW1q4c-SwXLKbP6Oo_3TdU6rZYrIuJjUwgDa-7XA686aad210xdDXHfJEhvaPJmwrFJHZp3NoT9bcqc","device_token":"eBHxf6V-RNmIgTWV43AUGk:APA91bFJVRJt4qRSEP-hE58s3oRAlrhbQC4F09LyVezrHr1Lugh1Ke7_pUfp0kW1q4c-SwXLKbP6Oo_3TdU6rZYrIuJjUwgDa-7XA686aad210xdDXHfJEhvaPJmwrFJHZp3NoT9bcqc","api_referrer":"mobile"}</text:p>
          </table:table-cell>
          <table:table-cell table:style-name="ce6" office:value-type="string" calcext:value-type="string">
            <text:p>Paramters email or cellphone , method_verify email or mobil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Verify Forgot Password</text:p>
          </table:table-cell>
          <table:table-cell table:style-name="ce4" office:value-type="string" calcext:value-type="string">
            <text:p>{"device_type":"android","data":{"otp_verify":"1434","method_verify":"email","cellphone":"56565656","email":"billa@mailinator.com"},"method_name":"verifyForgotOtp","device_id":"eBHxf6V-RNmIgTWV43AUGk:APA91bFJVRJt4qRSEP-hE58s3oRAlrhbQC4F09LyVezrHr1Lugh1Ke7_pUfp0kW1q4c-SwXLKbP6Oo_3TdU6rZYrIuJjUwgDa-7XA686aad210xdDXHfJEhvaPJmwrFJHZp3NoT9bcqc","device_token":"eBHxf6V-RNmIgTWV43AUGk:APA91bFJVRJt4qRSEP-hE58s3oRAlrhbQC4F09LyVezrHr1Lugh1Ke7_pUfp0kW1q4c-SwXLKbP6Oo_3TdU6rZYrIuJjUwgDa-7XA686aad210xdDXHfJEhvaPJmwrFJHZp3NoT9bcqc","api_referrer":"mobile"}</text:p>
          </table:table-cell>
          <table:table-cell table:style-name="ce7" office:value-type="string" calcext:value-type="string">
            <text:p>Paramters otp ,email or cellphone , method_verify email or mobil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5">
          <table:table-cell table:style-name="ce3" office:value-type="string" calcext:value-type="string">
            <text:p>OTP verify</text:p>
          </table:table-cell>
          <table:table-cell table:style-name="ce4" office:value-type="string" calcext:value-type="string">
            <text:p/>
            <text:p>{"device_type":"android","data":{"otp_verify":"5678","method_verify":"mobile","cellphone":"88888888","email":"<text:a xlink:href="mailto:qqq@mailinator.com" xlink:type="simple">qqq@mailinator.com</text:a>"},"method_name":"verifyOtp","device_id":"eBHxf6V-RNmIgTWV43AUGk:APA91bFJVRJt4qRSEP-hE58s3oRAlrhbQC4F09LyVezrHr1Lugh1Ke7_pUfp0kW1q4c-SwXLKbP6Oo_3TdU6rZYrIuJjUwgDa-7XA686aad210xdDXHfJEhvaPJmwrFJHZp3NoT9bcqc","device_token":"eBHxf6V-RNmIgTWV43AUGk:APA91bFJVRJt4qRSEP-hE58s3oRAlrhbQC4F09LyVezrHr1Lugh1Ke7_pUfp0kW1q4c-SwXLKbP6Oo_3TdU6rZYrIuJjUwgDa-7XA686aad210xdDXHfJEhvaPJmwrFJHZp3NoT9bcqc","api_referrer":"mobile"}</text:p>
          </table:table-cell>
          <table:table-cell table:style-name="ce7" office:value-type="string" calcext:value-type="string">
            <text:p>Paramters otp ,email or cellphone , method_verify email or mobil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6">
          <table:table-cell table:style-name="ce3" office:value-type="string" calcext:value-type="string">
            <text:p>Reset Password</text:p>
          </table:table-cell>
          <table:table-cell table:style-name="ce4" office:value-type="string" calcext:value-type="string">
            <text:p/>
            <text:p>{"device_type":"android","data":{"password":"<text:a xlink:href="mailto:System@123" xlink:type="simple">System@123</text:a>","confirm_password":"System@123","otp_number":"5678","method_verify":"mobile","cellphone":"88888888","email":"qqq@mailinator.com"},"method_name":"resetPasswordSave","device_id":"eBHxf6V-RNmIgTWV43AUGk:APA91bFJVRJt4qRSEP-hE58s3oRAlrhbQC4F09LyVezrHr1Lugh1Ke7_pUfp0kW1q4c-SwXLKbP6Oo_3TdU6rZYrIuJjUwgDa-7XA686aad210xdDXHfJEhvaPJmwrFJHZp3NoT9bcqc","device_token":"eBHxf6V-RNmIgTWV43AUGk:APA91bFJVRJt4qRSEP-hE58s3oRAlrhbQC4F09LyVezrHr1Lugh1Ke7_pUfp0kW1q4c-SwXLKbP6Oo_3TdU6rZYrIuJjUwgDa-7XA686aad210xdDXHfJEhvaPJmwrFJHZp3NoT9bcqc","api_referrer":"mobile"}</text:p>
          </table:table-cell>
          <table:table-cell table:style-name="ce6" office:value-type="string" calcext:value-type="string">
            <text:p>Paramters otp ,email or cellphone , method_verify email or mobil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7">
          <table:table-cell table:style-name="ce3" office:value-type="string" calcext:value-type="string">
            <text:p>forgotPassword</text:p>
          </table:table-cell>
          <table:table-cell table:style-name="ce4" office:value-type="string" calcext:value-type="string">
            <text:p><text:span text:style-name="T1">{"device_type":"android","data":{"email":"</text:span><text:span text:style-name="T1"><text:a xlink:href="mailto:billa@mailinator.com" xlink:type="simple">billa@mailinator.com</text:a></text:span><text:span text:style-name="T1">","cellphone":"99999999","method_verify":"email"},"method_name":"forgotPassword","device_id":"eBHxf6V-RNmIgTWV43AUGk:APA91bFJVRJt4qRSEP-hE58s3oRAlrhbQC4F09LyVezrHr1Lugh1Ke7_pUfp0kW1q4c-SwXLKbP6Oo_3TdU6rZYrIuJjUwgDa-7XA686aad210xdDXHfJEhvaPJmwrFJHZp3NoT9bcqc","device_token":"eBHxf6V-RNmIgTWV43AUGk:APA91bFJVRJt4qRSEP-hE58s3oRAlrhbQC4F09LyVezrHr1Lugh1Ke7_pUfp0kW1q4c-SwXLKbP6Oo_3TdU6rZYrIuJjUwgDa-7XA686aad210xdDXHfJEhvaPJmwrFJHZp3NoT9bcqc","api_referrer":"mobile"}</text:span></text:p>
          </table:table-cell>
          <table:table-cell table:style-name="ce6" office:value-type="string" calcext:value-type="string">
            <text:p>Paramters email or cellphone , method_verify email or mobil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resendOtp(works for both forgot password and user verification)</text:p>
          </table:table-cell>
          <table:table-cell table:style-name="ce4" office:value-type="string" calcext:value-type="string">
            <text:p>{"device_type":"android","data":{"otp_verify_invisible_slug":"<text:a xlink:href="mailto:billa@mailinator.com" xlink:type="simple">billa@mailinator.com</text:a>","method_verify":"email"},"method_name":"resendOtp","device_id":"eBHxf6V-RNmIgTWV43AUGk:APA91bFJVRJt4qRSEP-hE58s3oRAlrhbQC4F09LyVezrHr1Lugh1Ke7_pUfp0kW1q4c-SwXLKbP6Oo_3TdU6rZYrIuJjUwgDa-7XA686aad210xdDXHfJEhvaPJmwrFJHZp3NoT9bcqc","device_token":"eBHxf6V-RNmIgTWV43AUGk:APA91bFJVRJt4qRSEP-hE58s3oRAlrhbQC4F09LyVezrHr1Lugh1Ke7_pUfp0kW1q4c-SwXLKbP6Oo_3TdU6rZYrIuJjUwgDa-7XA686aad210xdDXHfJEhvaPJmwrFJHZp3NoT9bcqc","api_referrer":"mobile"}</text:p>
          </table:table-cell>
          <table:table-cell table:style-name="ce7" office:value-type="string" calcext:value-type="string">
            <text:p>Paramters email or cellphone, method_verify email or mobile If you provide an additional parameter api_type then the resend otp is considered for user verification purpose otherwise it will be treated as a forgot password resend otp and timings of forgot otp is affecte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6">
          <table:table-cell table:style-name="ce3" office:value-type="string" calcext:value-type="string">
            <text:p>resetPasswordSave</text:p>
          </table:table-cell>
          <table:table-cell table:style-name="ce4" office:value-type="string" calcext:value-type="string">
            <text:p/>
            <text:p>{"device_type":"android","data":{"password":"<text:a xlink:href="mailto:System@123" xlink:type="simple">System@123</text:a>","confirm_password":"System@123","otp_number":"5678","method_verify":"mobile","cellphone":"88888888","email":"qqq@mailinator.com"},"method_name":"resetPasswordSave","device_id":"eBHxf6V-RNmIgTWV43AUGk:APA91bFJVRJt4qRSEP-hE58s3oRAlrhbQC4F09LyVezrHr1Lugh1Ke7_pUfp0kW1q4c-SwXLKbP6Oo_3TdU6rZYrIuJjUwgDa-7XA686aad210xdDXHfJEhvaPJmwrFJHZp3NoT9bcqc","device_token":"eBHxf6V-RNmIgTWV43AUGk:APA91bFJVRJt4qRSEP-hE58s3oRAlrhbQC4F09LyVezrHr1Lugh1Ke7_pUfp0kW1q4c-SwXLKbP6Oo_3TdU6rZYrIuJjUwgDa-7XA686aad210xdDXHfJEhvaPJmwrFJHZp3NoT9bcqc","api_referrer":"mobile"}</text:p>
          </table:table-cell>
          <table:table-cell table:style-name="ce7" office:value-type="string" calcext:value-type="string">
            <text:p>Paramters email or cellphone , password, confirm password, otp , method_verify email or mobil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4"/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3T02:44:37</meta:creation-date>
    <dc:language>en-IN</dc:language>
    <dc:date>2021-08-23T11:07:32.597076939</dc:date>
    <meta:editing-cycles>6</meta:editing-cycles>
    <meta:editing-duration>PT27M13S</meta:editing-duration>
    <meta:generator>LibreOffice/6.0.7.3$Linux_X86_64 LibreOffice_project/00m0$Build-3</meta:generator>
    <meta:document-statistic meta:table-count="1" meta:cell-count="28" meta:object-count="0"/>
  </office:meta>
</office:document-meta>
</file>